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24ad" officeooo:paragraph-rsid="001c24ad"/>
    </style:style>
    <style:style style:name="P2" style:family="paragraph" style:parent-style-name="Standard">
      <style:paragraph-properties fo:text-align="center" style:justify-single-word="false"/>
      <style:text-properties officeooo:rsid="001d2042" officeooo:paragraph-rsid="001d20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acf" style:font-weight-asian="bold" style:font-weight-complex="bold"/>
    </style:style>
    <style:style style:name="T3" style:family="text">
      <style:text-properties fo:font-weight="bold" officeooo:rsid="001d2042" style:font-weight-asian="bold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officeooo:rsid="001cba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J NOTÍCIAS</text:p>
      <text:p text:style-name="P1"/>
      <text:p text:style-name="P1">O <text:span text:style-name="T2">alto são joão</text:span><text:span text:style-name="T4"> </text:span>foi explorado em 1920.</text:p>
      <text:p text:style-name="P1"><text:span text:style-name="T1">DD;</text:span>(44)</text:p>
      <text:p text:style-name="P1"/>
      <text:p text:style-name="P1"><text:span text:style-name="T3">Á</text:span><text:span text:style-name="T1">rea</text:span>:742.121km²</text:p>
      <text:p text:style-name="P1"/>
      <text:p text:style-name="P1"><text:span text:style-name="T1">Latitude:</text:span>-245527</text:p>
      <text:p text:style-name="P1"/>
      <text:p text:style-name="P1"><text:span text:style-name="T1">Longitude:</text:span>52958</text:p>
      <text:p text:style-name="P1"/>
      <text:p text:style-name="P1">O <text:span text:style-name="T5">Alto São João apesar de ser um lugar com 1000 habitantes é bem gostoso de se viver pois a população são bem amigável e acolhem muito bem as pessoas de fora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5T08:23:38.416161152</meta:creation-date>
    <dc:date>2022-08-15T08:59:31.996811111</dc:date>
    <meta:editing-duration>PT3M43S</meta:editing-duration>
    <meta:editing-cycles>1</meta:editing-cycles>
    <meta:document-statistic meta:table-count="0" meta:image-count="0" meta:object-count="0" meta:page-count="1" meta:paragraph-count="8" meta:word-count="47" meta:character-count="261" meta:non-whitespace-character-count="221"/>
    <meta:generator>LibreOffice/5.1.6.2$Linux_X86_64 LibreOffice_project/10m0$Build-2</meta:generator>
  </office:meta>
</office:document-meta>
</file>